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margin-left="0.5in" fo:text-indent="0.4847in">
        <style:tab-stops/>
      </style:paragraph-properties>
    </style:style>
    <style:style style:name="T4" style:parent-style-name="Hyperlink" style:family="text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paragraph-properties fo:margin-left="0.5in" fo:text-indent="0.4847in">
        <style:tab-stops/>
      </style:paragraph-properties>
    </style:style>
    <style:style style:name="T7" style:parent-style-name="Hyperlink" style:family="text">
      <style:text-properties fo:font-size="10pt" style:font-size-asian="10pt" style:font-size-complex="10pt"/>
    </style:style>
    <style:style style:name="P8" style:parent-style-name="Standard" style:family="paragraph">
      <style:text-properties fo:font-size="10pt" style:font-size-asian="10pt" style:font-size-complex="10pt"/>
    </style:style>
    <style:style style:name="P9" style:parent-style-name="Standard" style:family="paragraph">
      <style:paragraph-properties fo:margin-left="0.5in" fo:text-indent="0.4847in">
        <style:tab-stops/>
      </style:paragraph-properties>
    </style:style>
    <style:style style:name="T10" style:parent-style-name="Hyperlink" style:family="text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paragraph-properties fo:margin-left="0.5in" fo:text-indent="0.4847in">
        <style:tab-stops/>
      </style:paragraph-properties>
    </style:style>
    <style:style style:name="T13" style:parent-style-name="Hyperlink" style:family="text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family="paragraph">
      <style:paragraph-properties fo:margin-left="0.5in" fo:text-indent="0.4847in">
        <style:tab-stops/>
      </style:paragraph-properties>
    </style:style>
    <style:style style:name="T16" style:parent-style-name="Hyperlink" style:family="text">
      <style:text-properties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P18" style:parent-style-name="Standard" style:family="paragraph">
      <style:paragraph-properties fo:margin-left="0.5in" fo:text-indent="0.4847in">
        <style:tab-stops/>
      </style:paragraph-properties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Hyperlink" style:family="text">
      <style:text-properties fo:font-size="10pt" style:font-size-asian="10pt" style:font-size-complex="10pt"/>
    </style:style>
    <style:style style:name="P21" style:parent-style-name="Standard" style:family="paragraph">
      <style:text-properties fo:font-size="10pt" style:font-size-asian="10pt" style:font-size-complex="10pt"/>
    </style:style>
    <style:style style:name="P22" style:parent-style-name="Standard" style:family="paragraph">
      <style:paragraph-properties fo:margin-left="0.5in" fo:text-indent="0.4847in">
        <style:tab-stops/>
      </style:paragraph-properties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24" style:parent-style-name="Hyperlink" style:family="text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/>
    </style:style>
    <style:style style:name="P26" style:parent-style-name="Standard" style:family="paragraph">
      <style:paragraph-properties fo:margin-left="0.5in" fo:text-indent="0.4847in">
        <style:tab-stops/>
      </style:paragraph-properties>
    </style:style>
    <style:style style:name="T27" style:parent-style-name="Hyperlink" style:family="text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paragraph-properties fo:margin-left="0.5in" fo:text-indent="0.4847in">
        <style:tab-stops/>
      </style:paragraph-properties>
    </style:style>
    <style:style style:name="T30" style:parent-style-name="Hyperlink" style:family="text">
      <style:text-properties fo:font-size="10pt" style:font-size-asian="10pt" style:font-size-complex="10pt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family="paragraph">
      <style:paragraph-properties fo:margin-left="0.5in" fo:text-indent="0.4847in">
        <style:tab-stops/>
      </style:paragraph-properties>
    </style:style>
    <style:style style:name="T33" style:parent-style-name="Hyperlink" style:family="text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paragraph-properties fo:margin-left="0.5in" fo:text-indent="0.4847in">
        <style:tab-stops/>
      </style:paragraph-properties>
    </style:style>
    <style:style style:name="T36" style:parent-style-name="Hyperlink" style:family="text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paragraph-properties fo:margin-left="0.4923in" fo:text-indent="0.4923in">
        <style:tab-stops/>
      </style:paragraph-properties>
    </style:style>
    <style:style style:name="T39" style:parent-style-name="Hyperlink" style:family="text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paragraph-properties fo:margin-left="0.5in" fo:text-indent="0.4847in">
        <style:tab-stops/>
      </style:paragraph-properties>
    </style:style>
    <style:style style:name="T42" style:parent-style-name="Hyperlink" style:family="text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paragraph-properties fo:margin-left="0.5in" fo:text-indent="0.4847in">
        <style:tab-stops/>
      </style:paragraph-properties>
    </style:style>
    <style:style style:name="T45" style:parent-style-name="Hyperlink" style:family="text"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paragraph-properties fo:margin-left="0.5in" fo:text-indent="0.4847in">
        <style:tab-stops/>
      </style:paragraph-properties>
    </style:style>
    <style:style style:name="T48" style:parent-style-name="Hyperlink" style:family="text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paragraph-properties fo:margin-left="0.5in" fo:text-indent="0.4847in">
        <style:tab-stops/>
      </style:paragraph-properties>
    </style:style>
    <style:style style:name="T51" style:parent-style-name="Hyperlink" style:family="text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paragraph-properties fo:margin-left="0.5in" fo:text-indent="0.4847in">
        <style:tab-stops/>
      </style:paragraph-properties>
    </style:style>
    <style:style style:name="T54" style:parent-style-name="Hyperlink" style:family="text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paragraph-properties fo:margin-left="0.5in" fo:text-indent="0.4847in">
        <style:tab-stops/>
      </style:paragraph-properties>
    </style:style>
    <style:style style:name="T57" style:parent-style-name="Hyperlink" style:family="text"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  <style:style style:name="P59" style:parent-style-name="Standard" style:family="paragraph">
      <style:paragraph-properties fo:margin-left="0.5in" fo:text-indent="0.4847in">
        <style:tab-stops/>
      </style:paragraph-properties>
    </style:style>
    <style:style style:name="T60" style:parent-style-name="Hyperlink" style:family="text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paragraph-properties fo:margin-left="0.5in" fo:text-indent="0.4847in">
        <style:tab-stops/>
      </style:paragraph-properties>
    </style:style>
    <style:style style:name="T63" style:parent-style-name="Hyperlink" style:family="text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paragraph-properties fo:margin-left="0.5in" fo:text-indent="0.4847in">
        <style:tab-stops/>
      </style:paragraph-properties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paragraph-properties fo:margin-left="0.5in" fo:text-indent="0.4847in">
        <style:tab-stops/>
      </style:paragraph-properties>
    </style:style>
    <style:style style:name="T70" style:parent-style-name="Hyperlink" style:family="text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paragraph-properties fo:margin-left="0.5in" fo:text-indent="0.4847in">
        <style:tab-stops/>
      </style:paragraph-properties>
    </style:style>
    <style:style style:name="T73" style:parent-style-name="Hyperlink" style:family="text">
      <style:text-properties fo:font-size="10pt" style:font-size-asian="10pt" style:font-size-complex="10pt"/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Standard" style:family="paragraph">
      <style:paragraph-properties fo:margin-left="0.5in" fo:text-indent="0.4847in">
        <style:tab-stops/>
      </style:paragraph-properties>
    </style:style>
    <style:style style:name="T76" style:parent-style-name="Hyperlink" style:family="text">
      <style:text-properties fo:font-size="10pt" style:font-size-asian="10pt" style:font-size-complex="10pt"/>
    </style:style>
    <style:style style:name="P77" style:parent-style-name="Standard" style:family="paragraph">
      <style:text-properties fo:font-size="10pt" style:font-size-asian="10pt" style:font-size-complex="10pt"/>
    </style:style>
    <style:style style:name="P78" style:parent-style-name="Standard" style:family="paragraph">
      <style:paragraph-properties fo:margin-left="0.5in" fo:text-indent="0.4847in">
        <style:tab-stops/>
      </style:paragraph-properties>
    </style:style>
    <style:style style:name="T79" style:parent-style-name="Hyperlink" style:family="text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family="paragraph">
      <style:paragraph-properties fo:margin-left="0.5in" fo:text-indent="0.4847in">
        <style:tab-stops/>
      </style:paragraph-properties>
    </style:style>
    <style:style style:name="T82" style:parent-style-name="Hyperlink" style:family="text">
      <style:text-properties fo:font-size="10pt" style:font-size-asian="10pt" style:font-size-complex="10pt"/>
    </style:style>
    <style:style style:name="P83" style:parent-style-name="Standard" style:family="paragraph">
      <style:text-properties fo:font-size="10pt" style:font-size-asian="10pt" style:font-size-complex="10pt"/>
    </style:style>
    <style:style style:name="P84" style:parent-style-name="Standard" style:family="paragraph">
      <style:paragraph-properties fo:margin-left="0.5in" fo:text-indent="0.4847in">
        <style:tab-stops/>
      </style:paragraph-properties>
    </style:style>
    <style:style style:name="T85" style:parent-style-name="Hyperlink" style:family="text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P87" style:parent-style-name="Standard" style:family="paragraph">
      <style:paragraph-properties fo:margin-left="0.5in" fo:text-indent="0.4847in">
        <style:tab-stops/>
      </style:paragraph-properties>
    </style:style>
    <style:style style:name="T88" style:parent-style-name="Hyperlink" style:family="text">
      <style:text-properties fo:font-size="10pt" style:font-size-asian="10pt" style:font-size-complex="10pt"/>
    </style:style>
    <style:style style:name="P89" style:parent-style-name="Standard" style:family="paragraph">
      <style:text-properties fo:font-size="10pt" style:font-size-asian="10pt" style:font-size-complex="10pt"/>
    </style:style>
    <style:style style:name="P90" style:parent-style-name="Standard" style:family="paragraph">
      <style:paragraph-properties fo:margin-left="0.5in" fo:text-indent="0.4847in">
        <style:tab-stops/>
      </style:paragraph-properties>
    </style:style>
    <style:style style:name="T91" style:parent-style-name="Hyperlink" style:family="text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paragraph-properties fo:margin-left="0.5in" fo:text-indent="0.4847in">
        <style:tab-stops/>
      </style:paragraph-properties>
    </style:style>
    <style:style style:name="T94" style:parent-style-name="Hyperlink" style:family="text">
      <style:text-properties fo:font-size="10pt" style:font-size-asian="10pt" style:font-size-complex="10pt"/>
    </style:style>
    <style:style style:name="P95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GPT 4o</text:p>
      <text:list text:style-name="LFO1" text:continue-numbering="true">
        <text:list-item>
          <text:p text:style-name="P2">Two GPT-4os interacting and singing<text:s/>–<text:s/></text:p>
        </text:list-item>
      </text:list>
      <text:p text:style-name="P3"><text:a xlink:href="https://www.youtube.com/watch?v=MirzFk_DSiI" office:target-frame-name="_top" xlink:show="replace"><text:span text:style-name="T4">https://www.youtube.com/watch?v=MirzFk_DSiI</text:span></text:a></text:p>
      <text:list text:style-name="LFO1" text:continue-numbering="true">
        <text:list-item>
          <text:p text:style-name="P5">Math problems with GPT-4o<text:s/>–<text:s/></text:p>
        </text:list-item>
      </text:list>
      <text:p text:style-name="P6"><text:a xlink:href="https://www.youtube.com/watch?v=_nSmkyDNulk" office:target-frame-name="_top" xlink:show="replace"><text:span text:style-name="T7">https://www.youtube.com/watch?v=_nSmkyDNulk</text:span></text:a></text:p>
      <text:list text:style-name="LFO1" text:continue-numbering="true">
        <text:list-item>
          <text:p text:style-name="P8">Another glorious battle for AI dominance… GPT-4o vs Google I/O-</text:p>
        </text:list-item>
      </text:list>
      <text:p text:style-name="P9"><text:a xlink:href="https://www.youtube.com/watch?v=qrvhmo5LSOQ" office:target-frame-name="_top" xlink:show="replace"><text:span text:style-name="T10">https://www.youtube.com/watch?v=qrvhmo5LSOQ</text:span></text:a></text:p>
      <text:list text:style-name="LFO1" text:continue-numbering="true">
        <text:list-item>
          <text:p text:style-name="P11">You won't believe the voice of the new GPT-4o AI model.<text:s/>–<text:s/></text:p>
        </text:list-item>
      </text:list>
      <text:p text:style-name="P12"><text:a xlink:href="https://www.youtube.com/watch?v=xuGfzIGl0ZE" office:target-frame-name="_top" xlink:show="replace"><text:span text:style-name="T13">https://www.youtube.com/watch?v=xuGfzIGl0ZE</text:span></text:a></text:p>
      <text:list text:style-name="LFO1" text:continue-numbering="true">
        <text:list-item>
          <text:p text:style-name="P14">AI Just Got Insanely Better<text:s/>–<text:s/></text:p>
        </text:list-item>
      </text:list>
      <text:p text:style-name="P15"><text:a xlink:href="https://www.youtube.com/watch?v=GAj9G8rkg3s" office:target-frame-name="_top" xlink:show="replace"><text:span text:style-name="T16">https://www.youtube.com/watch?v=GAj9G8rkg3s</text:span></text:a></text:p>
      <text:list text:style-name="LFO1" text:continue-numbering="true">
        <text:list-item>
          <text:p text:style-name="P17">Say hello to GPT-4o<text:s/>–<text:s/></text:p>
        </text:list-item>
      </text:list>
      <text:p text:style-name="P18"><text:span text:style-name="T19"><text:s/></text:span><text:a xlink:href="https://www.youtube.com/watch?v=vgYi3Wr7v_g" office:target-frame-name="_top" xlink:show="replace"><text:span text:style-name="T20">https://www.youtube.com/watch?v=vgYi3Wr7v_g</text:span></text:a></text:p>
      <text:list text:style-name="LFO1" text:continue-numbering="true">
        <text:list-item>
          <text:p text:style-name="P21">GPT-4o announced today is amazing<text:s/>–<text:s/></text:p>
        </text:list-item>
      </text:list>
      <text:p text:style-name="P22"><text:span text:style-name="T23"><text:s/></text:span><text:a xlink:href="https://www.youtube.com/watch?v=QpNmxx93RZQ" office:target-frame-name="_top" xlink:show="replace"><text:span text:style-name="T24">https://www.youtube.com/watch?v=QpNmxx93RZQ</text:span></text:a></text:p>
      <text:list text:style-name="LFO1" text:continue-numbering="true">
        <text:list-item>
          <text:p text:style-name="P25">NEW GPT-4o: My Mind is Blown.<text:s/>–<text:s/></text:p>
        </text:list-item>
      </text:list>
      <text:p text:style-name="P26"><text:a xlink:href="https://www.youtube.com/watch?v=gy6qZqHz0EI" office:target-frame-name="_top" xlink:show="replace"><text:span text:style-name="T27">https://www.youtube.com/watch?v=gy6qZqHz0EI</text:span></text:a></text:p>
      <text:list text:style-name="LFO1" text:continue-numbering="true">
        <text:list-item>
          <text:p text:style-name="P28">INSANE OpenAI News: GPT-4o and your own AI partner<text:s/>–</text:p>
        </text:list-item>
      </text:list>
      <text:p text:style-name="P29"><text:a xlink:href="https://www.youtube.com/watch?v=mvFTeAVMmAg" office:target-frame-name="_top" xlink:show="replace"><text:span text:style-name="T30">https://www.youtube.com/watch?v=mvFTeAVMmAg</text:span></text:a></text:p>
      <text:list text:style-name="LFO1" text:continue-numbering="true">
        <text:list-item>
          <text:p text:style-name="P31">GPT-4o Deep Dive: the AI that CRUSHES everything<text:s/>–<text:s/></text:p>
        </text:list-item>
      </text:list>
      <text:p text:style-name="P32"><text:a xlink:href="https://www.youtube.com/watch?v=_DgkGAaJwYs" office:target-frame-name="_top" xlink:show="replace"><text:span text:style-name="T33">https://www.youtube.com/watch?v=_DgkGAaJwYs</text:span></text:a></text:p>
      <text:list text:style-name="LFO1" text:continue-numbering="true">
        <text:list-item>
          <text:p text:style-name="P34">GPT-4o - Full Breakdown + Bonus Details<text:s/>–<text:s/></text:p>
        </text:list-item>
      </text:list>
      <text:p text:style-name="P35"><text:a xlink:href="https://www.youtube.com/watch?v=ZJbu3NEPJN0" office:target-frame-name="_top" xlink:show="replace"><text:span text:style-name="T36">https://www.youtube.com/watch?v=ZJbu3NEPJN0</text:span></text:a></text:p>
      <text:list text:style-name="LFO1" text:continue-numbering="true">
        <text:list-item>
          <text:p text:style-name="P37">Be My Eyes Accessibility with GPT-4o<text:s/>–<text:s/></text:p>
        </text:list-item>
      </text:list>
      <text:p text:style-name="P38"><text:a xlink:href="https://www.youtube.com/watch?v=KwNUJ69RbwY" office:target-frame-name="_top" xlink:show="replace"><text:span text:style-name="T39">https://www.youtube.com/watch?v=KwNUJ69RbwY</text:span></text:a></text:p>
      <text:list text:style-name="LFO1" text:continue-numbering="true">
        <text:list-item>
          <text:p text:style-name="P40">Interview Prep with GPT-4o<text:s/>–<text:s/></text:p>
        </text:list-item>
      </text:list>
      <text:p text:style-name="P41"><text:a xlink:href="https://www.youtube.com/watch?v=wfAYBdaGVxs" office:target-frame-name="_top" xlink:show="replace"><text:span text:style-name="T42">https://www.youtube.com/watch?v=wfAYBdaGVxs</text:span></text:a></text:p>
      <text:list text:style-name="LFO1" text:continue-numbering="true">
        <text:list-item>
          <text:p text:style-name="P43">Live demo of GPT-4o's vision capabilities<text:s/>–<text:s/></text:p>
        </text:list-item>
      </text:list>
      <text:p text:style-name="P44"><text:a xlink:href="https://www.youtube.com/watch?v=rKp36MmRlXA" office:target-frame-name="_top" xlink:show="replace"><text:span text:style-name="T45">https://www.youtube.com/watch?v=rKp36MmRlXA</text:span></text:a></text:p>
      <text:list text:style-name="LFO1" text:continue-numbering="true">
        <text:list-item>
          <text:p text:style-name="P46">Sarcasm with GPT-4o<text:s/>–<text:s/></text:p>
        </text:list-item>
      </text:list>
      <text:p text:style-name="P47"><text:a xlink:href="https://www.youtube.com/watch?v=GiEsyOyk1m4" office:target-frame-name="_top" xlink:show="replace"><text:span text:style-name="T48">https://www.youtube.com/watch?v=GiEsyOyk1m4</text:span></text:a></text:p>
      <text:list text:style-name="LFO1" text:continue-numbering="true">
        <text:list-item>
          <text:p text:style-name="P49">Realtime Translation with GPT-4o<text:s/>–<text:s/></text:p>
        </text:list-item>
      </text:list>
      <text:p text:style-name="P50"><text:a xlink:href="https://www.youtube.com/watch?v=WzUnEfiIqP4" office:target-frame-name="_top" xlink:show="replace"><text:span text:style-name="T51">https://www.youtube.com/watch?v=WzUnEfiIqP4</text:span></text:a></text:p>
      <text:list text:style-name="LFO1" text:continue-numbering="true">
        <text:list-item>
          <text:p text:style-name="P52">Live demo of GPT-4o coding assistant and desktop app<text:s/>–<text:s/></text:p>
        </text:list-item>
      </text:list>
      <text:p text:style-name="P53"><text:a xlink:href="https://www.youtube.com/watch?v=mzdvw_euKlk" office:target-frame-name="_top" xlink:show="replace"><text:span text:style-name="T54">https://www.youtube.com/watch?v=mzdvw_euKlk</text:span></text:a></text:p>
      <text:list text:style-name="LFO1" text:continue-numbering="true">
        <text:list-item>
          <text:p text:style-name="P55">Fast counting with GPT-4o<text:s/>–<text:s/></text:p>
        </text:list-item>
      </text:list>
      <text:p text:style-name="P56"><text:a xlink:href="https://www.youtube.com/watch?v=G8sm27sGUu4" office:target-frame-name="_top" xlink:show="replace"><text:span text:style-name="T57">https://www.youtube.com/watch?v=G8sm27sGUu4</text:span></text:a></text:p>
      <text:list text:style-name="LFO1" text:continue-numbering="true">
        <text:list-item>
          <text:p text:style-name="P58">Live demo of GPT-4o<text:s/>real-time<text:s/>translation<text:s/>–<text:s/></text:p>
        </text:list-item>
      </text:list>
      <text:p text:style-name="P59"><text:a xlink:href="https://www.youtube.com/watch?v=c2DFg53Zhvw" office:target-frame-name="_top" xlink:show="replace"><text:span text:style-name="T60">https://www.youtube.com/watch?v=c2DFg53Zhvw</text:span></text:a></text:p>
      <text:list text:style-name="LFO1" text:continue-numbering="true">
        <text:list-item>
          <text:p text:style-name="P61">OpenAI’s GPT-4o: The Best AI Is Now Free!<text:s/>–<text:s/></text:p>
        </text:list-item>
      </text:list>
      <text:p text:style-name="P62"><text:a xlink:href="https://www.youtube.com/watch?v=V9KJ7nvhRWk" office:target-frame-name="_top" xlink:show="replace"><text:span text:style-name="T63">https://www.youtube.com/watch?v=V9KJ7nvhRWk</text:span></text:a></text:p>
      <text:list text:style-name="LFO1" text:continue-numbering="true">
        <text:list-item>
          <text:p text:style-name="P64">ChatGPT’s Amazing New Model Feels Human (and it's Free)<text:s/>–</text:p>
        </text:list-item>
      </text:list>
      <text:p text:style-name="P65"><text:span text:style-name="T66"><text:s/></text:span><text:a xlink:href="https://www.youtube.com/watch?v=6XBtQZK4MIo" office:target-frame-name="_top" xlink:show="replace"><text:span text:style-name="T67">https://www.youtube.com/watch?v=6XBtQZK4MIo</text:span></text:a></text:p>
      <text:list text:style-name="LFO1" text:continue-numbering="true">
        <text:list-item>
          <text:p text:style-name="P68">Rock, Paper, Scissors with GPT-4o<text:s/>–<text:s/></text:p>
        </text:list-item>
      </text:list>
      <text:p text:style-name="P69"><text:a xlink:href="https://www.youtube.com/watch?v=fWWCdqyYRPI" office:target-frame-name="_top" xlink:show="replace"><text:span text:style-name="T70">https://www.youtube.com/watch?v=fWWCdqyYRPI</text:span></text:a></text:p>
      <text:list text:style-name="LFO1" text:continue-numbering="true">
        <text:list-item>
          <text:p text:style-name="P71">Dog meets GPT-4o<text:s/>–<text:s/></text:p>
        </text:list-item>
      </text:list>
      <text:p text:style-name="P72"><text:a xlink:href="https://www.youtube.com/watch?v=HU_4vMu9xFI" office:target-frame-name="_top" xlink:show="replace"><text:span text:style-name="T73">https://www.youtube.com/watch?v=HU_4vMu9xFI</text:span></text:a></text:p>
      <text:list text:style-name="LFO1" text:continue-numbering="true">
        <text:list-item>
          <text:p text:style-name="P74">Dad jokes with GPT-4o<text:s/>–<text:s/></text:p>
        </text:list-item>
      </text:list>
      <text:p text:style-name="P75"><text:a xlink:href="https://www.youtube.com/watch?v=dVwjogPWVws" office:target-frame-name="_top" xlink:show="replace"><text:span text:style-name="T76">https://www.youtube.com/watch?v=dVwjogPWVws</text:span></text:a></text:p>
      <text:list text:style-name="LFO1" text:continue-numbering="true">
        <text:list-item>
          <text:p text:style-name="P77">Try GPT-4o, which is popular overseas<text:s/>–<text:s/></text:p>
        </text:list-item>
      </text:list>
      <text:p text:style-name="P78"><text:a xlink:href="https://www.youtube.com/watch?v=D2Q84Jn0BEM" office:target-frame-name="_top" xlink:show="replace"><text:span text:style-name="T79">https://www.youtube.com/watch?v=D2Q84Jn0BEM</text:span></text:a></text:p>
      <text:list text:style-name="LFO1" text:continue-numbering="true">
        <text:list-item>
          <text:p text:style-name="P80">GPT-4o Her Şeyi Değiştirir!<text:s/>–<text:s/></text:p>
        </text:list-item>
      </text:list>
      <text:p text:style-name="P81"><text:a xlink:href="https://www.youtube.com/watch?v=jZxV38uo6fE" office:target-frame-name="_top" xlink:show="replace"><text:span text:style-name="T82">https://www.youtube.com/watch?v=jZxV38uo6fE</text:span></text:a></text:p>
      <text:list text:style-name="LFO1" text:continue-numbering="true">
        <text:list-item>
          <text:p text:style-name="P83">SPECTACULAR ChatGPT and GPT-4o update!<text:s/>–<text:s/></text:p>
        </text:list-item>
      </text:list>
      <text:p text:style-name="P84"><text:a xlink:href="https://www.youtube.com/watch?v=fppHDoDDBCw" office:target-frame-name="_top" xlink:show="replace"><text:span text:style-name="T85">https://www.youtube.com/watch?v=fppHDoDDBCw</text:span></text:a></text:p>
      <text:list text:style-name="LFO1" text:continue-numbering="true">
        <text:list-item>
          <text:p text:style-name="P86">Happy Birthday with GPT-4o<text:s/>–<text:s/></text:p>
        </text:list-item>
      </text:list>
      <text:p text:style-name="P87"><text:a xlink:href="https://www.youtube.com/watch?v=V6pYxfcDRks" office:target-frame-name="_top" xlink:show="replace"><text:span text:style-name="T88">https://www.youtube.com/watch?v=V6pYxfcDRks</text:span></text:a></text:p>
      <text:list text:style-name="LFO1" text:continue-numbering="true">
        <text:list-item>
          <text:p text:style-name="P89">OpenAI Releases World's Best AI for FREE (GPT-4o)<text:s/>–<text:s/></text:p>
        </text:list-item>
      </text:list>
      <text:p text:style-name="P90"><text:a xlink:href="https://www.youtube.com/watch?v=hiEeD08Dxps" office:target-frame-name="_top" xlink:show="replace"><text:span text:style-name="T91">https://www.youtube.com/watch?v=hiEeD08Dxps</text:span></text:a></text:p>
      <text:list text:style-name="LFO1" text:continue-numbering="true">
        <text:list-item>
          <text:p text:style-name="P92">OpenAI's STUNS with "OMNI" Launch - FULL Breakdown<text:s/>–<text:s/></text:p>
        </text:list-item>
      </text:list>
      <text:p text:style-name="P93"><text:a xlink:href="https://www.youtube.com/watch?v=2cmZVvebfYo" office:target-frame-name="_top" xlink:show="replace"><text:span text:style-name="T94">https://www.youtube.com/watch?v=2cmZVvebfYo</text:span></text:a></text:p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schay Joshi</dc:creator>
    <meta:creation-date>2024-05-17T08:15:00Z</meta:creation-date>
    <dc:date>2024-05-17T16:28:00Z</dc:date>
    <meta:template xlink:href="Normal.dotm" xlink:type="simple"/>
    <meta:editing-cycles>2</meta:editing-cycles>
    <meta:editing-duration>PT300S</meta:editing-duration>
    <meta:document-statistic meta:page-count="1" meta:paragraph-count="8" meta:word-count="638" meta:character-count="4270" meta:row-count="30" meta:non-whitespace-character-count="3640"/>
  </office:meta>
</office:document-meta>
</file>